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2c83a" officeooo:paragraph-rsid="0012c83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45ae8" officeooo:paragraph-rsid="00145ae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45ae8" officeooo:paragraph-rsid="0015e3d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5e3d7" officeooo:paragraph-rsid="0015e3d7" style:font-weight-asian="bold" style:font-weight-complex="bold"/>
    </style:style>
    <style:style style:name="P5" style:family="paragraph" style:parent-style-name="Standard">
      <style:text-properties style:font-name="Arial" fo:font-weight="bold" officeooo:rsid="00173228" officeooo:paragraph-rsid="00173228" style:font-weight-asian="bold" style:font-weight-complex="bold"/>
    </style:style>
    <style:style style:name="P6" style:family="paragraph" style:parent-style-name="Standard">
      <style:text-properties style:font-name="Arial" fo:font-weight="bold" officeooo:rsid="0017ab92" officeooo:paragraph-rsid="0017ab92" style:font-weight-asian="bold" style:font-weight-complex="bold"/>
    </style:style>
    <style:style style:name="P7" style:family="paragraph" style:parent-style-name="Standard">
      <style:text-properties style:font-name="Arial" fo:font-weight="normal" officeooo:rsid="0011f5fe" officeooo:paragraph-rsid="00173228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45ae8" officeooo:paragraph-rsid="00145ae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5e3d7" officeooo:paragraph-rsid="0015e3d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731f1" officeooo:paragraph-rsid="001731f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731f1" officeooo:paragraph-rsid="001731f1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7ab92" officeooo:paragraph-rsid="0017ab9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italic" fo:font-weight="bold" officeooo:rsid="00145ae8" officeooo:paragraph-rsid="00145ae8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fo:font-weight="bold" officeooo:rsid="00145ae8" officeooo:paragraph-rsid="0015e3d7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fo:font-weight="bold" officeooo:rsid="0012c83a" officeooo:paragraph-rsid="0012c83a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italic" fo:font-weight="normal" officeooo:rsid="001731f1" officeooo:paragraph-rsid="001731f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Arial" fo:font-style="italic" fo:font-weight="normal" officeooo:rsid="0017ab92" officeooo:paragraph-rsid="0017ab92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12c83a" officeooo:paragraph-rsid="0012c83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145ae8" officeooo:paragraph-rsid="00145ae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5e3d7" officeooo:paragraph-rsid="0015e3d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italic" fo:font-weight="normal" officeooo:rsid="00173228" officeooo:paragraph-rsid="0017322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italic" fo:font-weight="normal" officeooo:rsid="00173228" officeooo:paragraph-rsid="0012c83a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italic" fo:font-weight="normal" officeooo:rsid="0015e3d7" officeooo:paragraph-rsid="00145ae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italic" fo:font-weight="normal" officeooo:rsid="001731f1" officeooo:paragraph-rsid="00145ae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italic" fo:font-weight="normal" officeooo:rsid="001731f1" officeooo:paragraph-rsid="0015e3d7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italic" fo:font-weight="normal" officeooo:rsid="0015e3d7" officeooo:paragraph-rsid="00145ae8" fo:background-color="#faa61a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tyle="italic" fo:font-weight="bold" officeooo:rsid="00145ae8" officeooo:paragraph-rsid="00145ae8" fo:background-color="#faa61a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3d7" style:font-weight-asian="normal" style:font-weight-complex="normal"/>
    </style:style>
    <style:style style:name="T3" style:family="text">
      <style:text-properties fo:font-weight="normal" officeooo:rsid="001731f1" style:font-weight-asian="normal" style:font-weight-complex="normal"/>
    </style:style>
    <style:style style:name="T4" style:family="text">
      <style:text-properties fo:font-weight="normal" officeooo:rsid="00173228" style:font-weight-asian="normal" style:font-weight-complex="normal"/>
    </style:style>
    <style:style style:name="T5" style:family="text">
      <style:text-properties fo:font-weight="normal" officeooo:rsid="0015e3d7" fo:background-color="transparent" loext:char-shading-value="0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e3d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7c720" style:font-style-asian="italic" style:font-weight-asian="normal" style:font-style-complex="italic" style:font-weight-complex="normal"/>
    </style:style>
    <style:style style:name="T9" style:family="text">
      <style:text-properties officeooo:rsid="00173228"/>
    </style:style>
    <style:style style:name="T10" style:family="text">
      <style:text-properties officeooo:rsid="0017ab92"/>
    </style:style>
    <style:style style:name="T11" style:family="text">
      <style:text-properties officeooo:rsid="0017c720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17ab92" fo:background-color="#fff200" loext:char-shading-value="0"/>
    </style:style>
    <style:style style:name="T14" style:family="text">
      <style:text-properties officeooo:rsid="0017ab92" fo:background-color="#fff200" loext:char-shading-value="0"/>
    </style:style>
    <style:style style:name="T15" style:family="text">
      <style:text-properties officeooo:rsid="0017c720" fo:background-color="#fff200" loext:char-shading-value="0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228" fo:background-color="#fff200" loext:char-shading-value="0"/>
    </style:style>
    <style:style style:name="T18" style:family="text">
      <style:text-properties officeooo:rsid="00173228" fo:background-color="#fff200" loext:char-shading-value="0"/>
    </style:style>
    <style:style style:name="T19" style:family="text">
      <style:text-properties fo:background-color="#faa61a" loext:char-shading-value="0"/>
    </style:style>
    <style:style style:name="T20" style:family="text">
      <style:text-properties officeooo:rsid="0017ab92" fo:background-color="#faa61a" loext:char-shading-value="0"/>
    </style:style>
    <style:style style:name="T21" style:family="text">
      <style:text-properties officeooo:rsid="0017ab92" fo:background-color="#faa61a" loext:char-shading-value="0"/>
    </style:style>
    <style:style style:name="T22" style:family="text">
      <style:text-properties officeooo:rsid="0017c720" fo:background-color="#faa61a" loext:char-shading-value="0"/>
    </style:style>
    <style:style style:name="T23" style:family="text">
      <style:text-properties fo:background-color="#faa61a" loext:char-shading-value="0"/>
    </style:style>
    <style:style style:name="T24" style:family="text">
      <style:text-properties officeooo:rsid="00173228" fo:background-color="#faa61a" loext:char-shading-value="0"/>
    </style:style>
    <style:style style:name="T25" style:family="text">
      <style:text-properties fo:background-color="#ef413d" loext:char-shading-value="0"/>
    </style:style>
    <style:style style:name="T26" style:family="text">
      <style:text-properties officeooo:rsid="0017ab92" fo:background-color="#ef413d" loext:char-shading-value="0"/>
    </style:style>
    <style:style style:name="T27" style:family="text">
      <style:text-properties officeooo:rsid="0017ab92" fo:background-color="#ef413d" loext:char-shading-value="0"/>
    </style:style>
    <style:style style:name="T28" style:family="text">
      <style:text-properties officeooo:rsid="00173228" fo:background-color="#ef413d" loext:char-shading-value="0"/>
    </style:style>
    <style:style style:name="T29" style:family="text">
      <style:text-properties officeooo:rsid="00173228" fo:background-color="#ef413d" loext:char-shading-value="0"/>
    </style:style>
    <style:style style:name="T30" style:family="text">
      <style:text-properties fo:background-color="#ef413d" loext:char-shading-value="0"/>
    </style:style>
    <style:style style:name="T3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obgliederung<text:tab/>(prognostizierte Seitenanzahl)</text:p>
      <text:p text:style-name="P5"/>
      <text:p text:style-name="P1"/>
      <text:p text:style-name="P6">Abstract<text:tab/>(1)</text:p>
      <text:p text:style-name="P1"/>
      <text:p text:style-name="P1">1<text:tab/>Einleitung<text:tab/><text:span text:style-name="T9">(2)<text:tab/><text:tab/><text:tab/><text:tab/></text:span><text:span text:style-name="T24">Erik, </text:span><text:span text:style-name="T18">Friedemann, </text:span><text:span text:style-name="T29">Merle</text:span></text:p>
      <text:p text:style-name="P8"><text:tab/>1.1<text:tab/>Themenbegründung</text:p>
      <text:p text:style-name="P8"><text:tab/>1.2<text:tab/>Kurzer Abriss der Phänologie</text:p>
      <text:p text:style-name="P8"><text:tab/>1.3<text:tab/>Thesen und Beantwortung</text:p>
      <text:p text:style-name="P8"/>
      <text:p text:style-name="P1">2<text:tab/>Theoretische Abhandlung<text:tab/><text:span text:style-name="T10">(8)<text:tab/></text:span><text:span text:style-name="T14">Friedemann</text:span></text:p>
      <text:p text:style-name="P18"><text:tab/>2.1<text:tab/>Historik der Phänologie</text:p>
      <text:p text:style-name="P15"><text:span text:style-name="T1"><text:tab/><text:tab/>- </text:span><text:span text:style-name="T4">Leben ohne Phänologie</text:span></text:p>
      <text:p text:style-name="P21"><text:tab/><text:tab/>- Entdeckung der Phänologie</text:p>
      <text:p text:style-name="P18"><text:tab/>2.2<text:tab/>Landwirtschaftliche Entwicklung</text:p>
      <text:p text:style-name="P15"><text:span text:style-name="T1"><text:tab/><text:tab/>- </text:span><text:span text:style-name="T4">Wichtigkeit und Fortschritte, welche die Phänologie brachte</text:span></text:p>
      <text:p text:style-name="P22"><text:tab/><text:tab/>- Heutiger Nutzen (Expertenbefragung?)</text:p>
      <text:p text:style-name="P2"/>
      <text:p text:style-name="P2">3<text:tab/>Einfluss des Klimas<text:tab/><text:span text:style-name="T10">(9)<text:tab/><text:tab/></text:span><text:span text:style-name="T21">Erik, </text:span><text:span text:style-name="T15">Friedemann</text:span></text:p>
      <text:p text:style-name="P19"><text:tab/>3.1<text:tab/>Hinleitung und Zielführung des Experimentes</text:p>
      <text:p text:style-name="P2"><text:span text:style-name="T1"><text:tab/><text:tab/></text:span><text:span text:style-name="T6">- </text:span><text:span text:style-name="T7">Hindeuten auf Aussicht der k</text:span><text:span text:style-name="T8">l</text:span><text:span text:style-name="T7">imatischen Einflüsse auf die <text:tab/><text:tab/><text:tab/><text:tab/><text:tab/>Phänologie</text:span></text:p>
      <text:p text:style-name="P23"><text:tab/><text:tab/>- Es wird untersucht, inwiefern sich Jahreszeiten <text:tab/><text:tab/><text:tab/><text:tab/><text:tab/><text:tab/>verschieben/verändern und was Temperatur, Luftfeuchte und Klima <text:tab/><text:tab/><text:tab/>damit zu tun haben</text:p>
      <text:p text:style-name="P19"><text:tab/>3.2<text:tab/>Methodik</text:p>
      <text:p text:style-name="P23"><text:tab/><text:tab/><text:span text:style-name="T23">- Datensatz des DWDs</text:span></text:p>
      <text:p text:style-name="P26"><text:span text:style-name="T31"><text:tab/><text:tab/></text:span>- Statistische Arbeit</text:p>
      <text:p text:style-name="P27"><text:span text:style-name="T5"><text:tab/><text:tab/></text:span><text:span text:style-name="T2">- </text:span><text:span text:style-name="T3">Auswahl der Pflanzen</text:span></text:p>
      <text:p text:style-name="P2"><text:span text:style-name="T1"><text:tab/>3.3<text:tab/></text:span><text:span text:style-name="T2">Aufbereitung der Daten</text:span></text:p>
      <text:p text:style-name="P23"><text:tab/><text:tab/>- Zusammenhänge finden</text:p>
      <text:p text:style-name="P13"><text:span text:style-name="T2"><text:tab/><text:tab/>- </text:span><text:span text:style-name="T3">Anthropomorph/natürlich</text:span></text:p>
      <text:p text:style-name="P24"><text:tab/><text:tab/>- andere Faktoren</text:p>
      <text:p text:style-name="P24"><text:tab/><text:tab/>- Auswirkungen auf Lebensräume und Ökosysteme</text:p>
      <text:p text:style-name="P23"><text:tab/><text:tab/>- Fehlerbetrachtung (wilde Phänologie)</text:p>
      <text:p text:style-name="P19"><text:tab/>3.4<text:tab/>Beantwortung der Thesen</text:p>
      <text:p text:style-name="P13"><text:span text:style-name="T1"><text:tab/><text:tab/>- </text:span><text:span text:style-name="T2">Datenaussagen bewerten, statistische Signifikanz </text:span><text:span text:style-name="T3">diskutieren</text:span></text:p>
      <text:p text:style-name="P19"/>
      <text:p text:style-name="P2">4<text:tab/>Einfluss des Standorts<text:tab/><text:span text:style-name="T10">(9)<text:tab/><text:tab/></text:span><text:span text:style-name="T27">Merle, </text:span><text:span text:style-name="T14">Friedemann</text:span></text:p>
      <text:p text:style-name="P3"><text:span text:style-name="T1"><text:tab/>4.1<text:tab/></text:span><text:span text:style-name="T2">Hinleitung und Zielführung des Experimentes</text:span></text:p>
      <text:p text:style-name="P14"><text:span text:style-name="T2"><text:tab/><text:tab/>- </text:span><text:span text:style-name="T3">Hindeuten auf Aussichten des Gradienten zwischen Stadt und Land</text:span></text:p>
      <text:p text:style-name="P25"><text:tab/><text:tab/><text:span text:style-name="T30">- Auswahl der Pflanzen</text:span></text:p>
      <text:p text:style-name="P25"><text:tab/><text:tab/><text:span text:style-name="T30">- Zusammenarbeit mit PKK</text:span></text:p>
      <text:p text:style-name="P9"><text:tab/>4.2<text:tab/><text:span text:style-name="T16">Versuchsprotokoll</text:span></text:p>
      <text:p text:style-name="P14"><text:span text:style-name="T2"><text:tab/><text:tab/>- </text:span><text:span text:style-name="T3">Vergleich der Daten Forst/Garten</text:span></text:p>
      <text:p text:style-name="P25"><text:tab/><text:tab/>- Fehlerbetrachtung</text:p>
      <text:p text:style-name="P9"><text:tab/>4.3<text:tab/>Beantwortung der Thesen</text:p>
      <text:p text:style-name="P16"><text:tab/><text:tab/>- Datenaussagen bewerten, kritische Ausseinandersetzung</text:p>
      <text:p text:style-name="P16"><text:tab/><text:tab/>- Nutzen der Aussgane (Stadtplanung, Vorgaben...)</text:p>
      <text:p text:style-name="P9"/>
      <text:p text:style-name="P4">5<text:tab/>Zusammenfassung<text:tab/><text:span text:style-name="T10">(2)</text:span></text:p>
      <text:p text:style-name="P10"><text:tab/><text:span text:style-name="T16">5.1 <text:tab/>Historische Wichtigkeit der Phänologie</text:span></text:p>
      <text:p text:style-name="P11"><text:soft-page-break/><text:tab/><text:span text:style-name="T23">5.2<text:tab/>Einfluss des Klimawandels auf die Phänologie</text:span></text:p>
      <text:p text:style-name="P11"><text:tab/><text:span text:style-name="T30">5.3<text:tab/>Einfluss der Urbanisierung auf die Phänologi</text:span><text:span text:style-name="T29">e</text:span></text:p>
      <text:p text:style-name="P11"/>
      <text:p text:style-name="P6">6<text:tab/>Anhang<text:tab/>(15)</text:p>
      <text:p text:style-name="P12"><text:tab/><text:span text:style-name="T23">6.1<text:tab/>Datensätze</text:span></text:p>
      <text:p text:style-name="P12"><text:tab/><text:span text:style-name="T16">(6.2<text:tab/>Transkription der Expertenbefragung)</text:span></text:p>
      <text:p text:style-name="P6"/>
      <text:p text:style-name="P6">7<text:tab/>Literatur- und Quellenverzeichnis<text:tab/>(2)</text:p>
      <text:p text:style-name="P6"/>
      <text:p text:style-name="P6">8<text:tab/>Abbildungs- und Tabellenverzeichnis<text:tab/><text:tab/>(5)</text:p>
      <text:p text:style-name="P6"/>
      <text:p text:style-name="P6">9<text:tab/>Eidesstattliche Versicherung<text:tab/>(1)</text:p>
      <text:p text:style-name="P17"/>
      <text:p text:style-name="P17"/>
      <text:p text:style-name="P17">5<text:span text:style-name="T11">7</text:span> prognostizierte Seite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14:31:36.576131387</meta:creation-date>
    <dc:date>2023-02-15T16:24:13.307274602</dc:date>
    <meta:editing-duration>PT13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43" meta:character-count="1913" meta:non-whitespace-character-count="1639"/>
  </office:meta>
</office:document-meta>
</file>